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c031"/>
    </style:style>
    <style:style style:name="P2" style:family="paragraph" style:parent-style-name="Standard">
      <style:text-properties officeooo:rsid="0009af68" officeooo:paragraph-rsid="0009af68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y3o.objects.name" text:name="name"/>
        <text:user-field-decl office:value-type="string" office:string-value="user name" text:name="py3o.objects.name"/>
      </text:user-field-decls>
      <text:p text:style-name="P1"><draw:frame draw:style-name="fr1" draw:name="py3o.image(b64decode( objects.image or ''), 'png', width='2cm', height='2cm')" text:anchor-type="paragraph" svg:x="3.0299in" svg:y="1.4in" svg:width="0.7902in" draw:z-index="0"><draw:text-box fo:min-height="0.3866in"><text:p text:style-name="Frame_20_contents"/></draw:text-box></draw:frame> <text:s/><text:user-field-get text:name="py3o.objects.name">user name</text:user-field-get></text:p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11:11:24.791934295</meta:creation-date>
    <dc:date>2018-10-15T16:36:06.511729162</dc:date>
    <meta:editing-duration>PT1H6M21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2" meta:character-count="11" meta:non-whitespace-character-count="8"/>
  </office:meta>
</office:document-meta>
</file>